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5.602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1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7" style:family="table-cell" style:parent-style-name="Default">
      <style:table-cell-properties fo:background-color="#999999"/>
    </style:style>
    <style:style style:name="ce28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9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0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56">
            <text:p>Rel. 56</text:p>
          </table:table-cell>
          <table:table-cell table:style-name="ce9" office:value-type="float" office:value="57">
            <text:p>Rel. 57</text:p>
          </table:table-cell>
          <table:table-cell table:style-name="ce9" office:value-type="float" office:value="58">
            <text:p>Rel. 58</text:p>
          </table:table-cell>
          <table:table-cell table:style-name="ce9" office:value-type="float" office:value="59">
            <text:p>Rel. 59</text:p>
          </table:table-cell>
          <table:table-cell table:style-name="ce9" office:value-type="float" office:value="60">
            <text:p>Rel. 60</text:p>
          </table:table-cell>
          <table:table-cell table:style-name="ce9" office:value-type="float" office:value="61">
            <text:p>Rel. 61</text:p>
          </table:table-cell>
          <table:table-cell table:style-name="ce9" office:value-type="float" office:value="62">
            <text:p>Rel. 62</text:p>
          </table:table-cell>
          <table:table-cell table:style-name="ce9" office:value-type="float" office:value="63">
            <text:p>Rel. 63</text:p>
          </table:table-cell>
          <table:table-cell table:style-name="ce9" office:value-type="float" office:value="64">
            <text:p>Rel. 64</text:p>
          </table:table-cell>
          <table:table-cell table:style-name="ce9" office:value-type="float" office:value="65">
            <text:p>Rel. 65</text:p>
          </table:table-cell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55">
            <text:p>4155</text:p>
          </table:table-cell>
          <table:table-cell table:style-name="ce10" office:value-type="float" office:value="4206">
            <text:p>4206</text:p>
          </table:table-cell>
          <table:table-cell table:style-name="ce10" table:number-columns-repeated="227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62">
            <text:p>1062</text:p>
          </table:table-cell>
          <table:table-cell table:style-name="ce10" office:value-type="float" office:value="1066">
            <text:p>1066</text:p>
          </table:table-cell>
          <table:table-cell table:style-name="ce10" table:number-columns-repeated="227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4];IF([.B4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27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5];IF([.B5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28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table:number-columns-repeated="229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229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905">
            <text:p>4905</text:p>
          </table:table-cell>
          <table:table-cell table:style-name="ce10" office:value-type="float" office:value="4959">
            <text:p>4959</text:p>
          </table:table-cell>
          <table:table-cell table:style-name="ce10" table:number-columns-repeated="227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27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3" table:end-x="0.209cm" table:end-y="0.242cm" draw:z-index="0" draw:style-name="gr1" svg:width="31.946cm" svg:height="13.456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table:style-name="ce12"/>
          <table:table-cell table:style-name="ce13" table:number-columns-repeated="2"/>
          <table:table-cell table:number-columns-repeated="1004"/>
        </table:table-row>
        <table:table-row table:style-name="ro3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4"/>
          <table:table-cell table:style-name="ce12"/>
          <table:table-cell table:style-name="ce13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4"/>
          <table:table-cell table:style-name="ce12"/>
          <table:table-cell table:style-name="ce13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4"/>
          <table:table-cell table:style-name="ce12"/>
          <table:table-cell table:style-name="ce13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5"/>
          <table:table-cell table:style-name="ce12"/>
          <table:table-cell table:style-name="ce13" table:number-columns-repeated="2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5"/>
          <table:table-cell table:style-name="ce12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3"/>
          <table:table-cell table:style-name="ce12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4"/>
          <table:table-cell table:style-name="ce8" table:number-columns-repeated="2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3"/>
          <table:table-cell table:number-columns-repeated="3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5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4"/>
          <table:table-cell table:style-name="ce8"/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O70" table:end-x="0.904cm" table:end-y="0.255cm" draw:z-index="1" draw:style-name="gr1" svg:width="30.755cm" svg:height="10.954cm" svg:x="1.263cm" svg:y="0.358cm">
              <draw:object draw:notify-on-update-of-ranges="'Enzyme entries'.D1:'Enzyme entries'.O1 'Enzyme entries'.C9:'Enzyme entries'.C9 'Enzyme entries'.D9:'Enzyme entries'.O9 'Enzyme entries'.C10:'Enzyme entries'.C10 'Enzyme entries'.D10:'Enzyme entries'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4">
          <table:table-cell table:style-name="ce14" office:value-type="string">
            <text:p>Db name </text:p>
          </table:table-cell>
          <table:table-cell table:style-name="ce17" office:value-type="float" office:value="56">
            <text:p>Rel. 56</text:p>
          </table:table-cell>
          <table:table-cell table:style-name="ce17" office:value-type="float" office:value="57">
            <text:p>Rel. 57</text:p>
          </table:table-cell>
          <table:table-cell table:style-name="ce17" office:value-type="float" office:value="58">
            <text:p>Rel. 58</text:p>
          </table:table-cell>
          <table:table-cell table:style-name="ce17" office:value-type="float" office:value="59">
            <text:p>Rel. 59</text:p>
          </table:table-cell>
          <table:table-cell table:style-name="ce17" office:value-type="float" office:value="60">
            <text:p>Rel. 60</text:p>
          </table:table-cell>
          <table:table-cell table:style-name="ce17" office:value-type="float" office:value="61">
            <text:p>Rel. 61</text:p>
          </table:table-cell>
          <table:table-cell table:style-name="ce17" office:value-type="float" office:value="62">
            <text:p>Rel. 62</text:p>
          </table:table-cell>
          <table:table-cell table:style-name="ce17" office:value-type="float" office:value="63">
            <text:p>Rel. 63</text:p>
          </table:table-cell>
          <table:table-cell table:style-name="ce17" office:value-type="float" office:value="64">
            <text:p>Rel. 64</text:p>
          </table:table-cell>
          <table:table-cell table:style-name="ce17" office:value-type="float" office:value="65">
            <text:p>Rel. 65</text:p>
          </table:table-cell>
          <table:table-cell table:style-name="ce17" office:value-type="float" office:value="66">
            <text:p>Rel. 66</text:p>
          </table:table-cell>
          <table:table-cell table:style-name="ce17" office:value-type="float" office:value="67">
            <text:p>Rel. 67</text:p>
          </table:table-cell>
          <table:table-cell table:style-name="ce18" table:number-columns-repeated="220"/>
          <table:table-cell table:number-columns-repeated="23"/>
          <table:table-cell table:style-name="ce18" table:number-columns-repeated="768"/>
        </table:table-row>
        <table:table-row table:style-name="ro3">
          <table:table-cell table:style-name="ce15" office:value-type="string">
            <text:p>CAS </text:p>
          </table:table-cell>
          <table:table-cell table:style-name="ce10" office:value-type="float" office:value="3395">
            <text:p>3395</text:p>
          </table:table-cell>
          <table:table-cell table:style-name="ce10" office:value-type="float" office:value="3396">
            <text:p>3396</text:p>
          </table:table-cell>
          <table:table-cell table:style-name="ce10" table:number-columns-repeated="230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WIT </text:p>
          </table:table-cell>
          <table:table-cell table:number-columns-repeated="2" table:style-name="ce10" office:value-type="float" office:value="818">
            <text:p>818</text:p>
          </table:table-cell>
          <table:table-cell table:style-name="ce10" table:number-columns-repeated="230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NIST 74 </text:p>
          </table:table-cell>
          <table:table-cell table:number-columns-repeated="2" table:style-name="ce10" office:value-type="float" office:value="354">
            <text:p>354</text:p>
          </table:table-cell>
          <table:table-cell table:style-name="ce10" table:number-columns-repeated="230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MEROPS </text:p>
          </table:table-cell>
          <table:table-cell table:number-columns-repeated="2" table:style-name="ce10" office:value-type="float" office:value="345">
            <text:p>345</text:p>
          </table:table-cell>
          <table:table-cell table:style-name="ce10" table:number-columns-repeated="230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UM-BBD </text:p>
          </table:table-cell>
          <table:table-cell table:number-columns-repeated="2" table:style-name="ce10" office:value-type="float" office:value="219">
            <text:p>219</text:p>
          </table:table-cell>
          <table:table-cell table:style-name="ce10" table:number-columns-repeated="230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5" office:value-type="string">
            <text:p>ERGO 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30"/>
          <table:table-cell table:number-columns-repeated="23"/>
          <table:table-cell table:style-name="ce10" table:number-columns-repeated="768"/>
        </table:table-row>
        <table:table-row table:style-name="ro3" table:visibility="collapse">
          <table:table-cell table:style-name="ce16" office:value-type="string">
            <text:p>(ALL)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5133">
            <text:p>5133</text:p>
          </table:table-cell>
          <table:table-cell table:style-name="ce5" table:formula="of:=SUM([.D2:.D7])" office:value-type="float" office:value="0">
            <text:p>0</text:p>
          </table:table-cell>
          <table:table-cell table:style-name="ce5" table:formula="of:=SUM([.E2:.E7])" office:value-type="float" office:value="0">
            <text:p>0</text:p>
          </table:table-cell>
          <table:table-cell table:style-name="ce5" table:formula="of:=SUM([.F2:.F7])" office:value-type="float" office:value="0">
            <text:p>0</text:p>
          </table:table-cell>
          <table:table-cell table:style-name="ce5" table:formula="of:=SUM([.G2:.G7])" office:value-type="float" office:value="0">
            <text:p>0</text:p>
          </table:table-cell>
          <table:table-cell table:style-name="ce5" table:formula="of:=SUM([.H2:.H7])" office:value-type="float" office:value="0">
            <text:p>0</text:p>
          </table:table-cell>
          <table:table-cell table:style-name="ce5" table:formula="of:=SUM([.I2:.I7])" office:value-type="float" office:value="0">
            <text:p>0</text:p>
          </table:table-cell>
          <table:table-cell table:style-name="ce5" table:formula="of:=SUM([.J2:.J7])" office:value-type="float" office:value="0">
            <text:p>0</text:p>
          </table:table-cell>
          <table:table-cell table:style-name="ce5" table:formula="of:=SUM([.K2:.K7])" office:value-type="float" office:value="0">
            <text:p>0</text:p>
          </table:table-cell>
          <table:table-cell table:style-name="ce5" table:formula="of:=SUM([.L2:.L7])" office:value-type="float" office:value="0">
            <text:p>0</text:p>
          </table:table-cell>
          <table:table-cell table:style-name="ce5" table:formula="of:=SUM([.M2:.M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0" table:end-x="1.212cm" table:end-y="0.338cm" draw:z-index="0" draw:style-name="gr1" svg:width="30.475cm" svg:height="12.662cm" svg:x="0.184cm" svg:y="0.009cm">
              <draw:object draw:notify-on-update-of-ranges="links.B1:links.M1 links.A2:links.A2 links.B2:links.M2 links.A3:links.A3 links.B3:links.M3 links.A3:links.A3 links.B3:links.M3 links.A6:links.A6 links.B6:links.M6 links.A3:links.A3 links.B3:links.M3 links.A3:links.A3 links.B3:links.M3 links.A4:links.A4 links.B4:links.M4 links.A5:links.A5 links.B5:links.M5 links.A8:links.A8 links.B8:links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13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4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8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5">
          <table:table-cell table:number-columns-repeated="1024"/>
        </table:table-row>
        <table:table-row table:style-name="ro2" table:number-rows-repeated="9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3">
          <table:table-cell table:style-name="ce19" office:value-type="string">
            <text:p>External entri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6" table:number-columns-repeated="209"/>
          <table:table-cell table:style-name="ce28" table:number-columns-repeated="34"/>
          <table:table-cell table:style-name="ce26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2" office:value-type="float" office:value="180632">
            <text:p>180632</text:p>
          </table:table-cell>
          <table:table-cell table:style-name="ce22" office:value-type="float" office:value="179636">
            <office:annotation draw:style-name="gr2" draw:text-style-name="P1" svg:width="2.899cm" svg:height="2.256cm" svg:x="9.147cm" svg:y="0.001cm" draw:caption-point-x="-9.147cm" draw:caption-point-y="-0.001cm">
              <dc:creator>RA</dc:creator>
              <dc:date>2010-02-08T00:00:00</dc:date>
              <text:p text:style-name="P1">Lesser figure due to proposed changes being accepted</text:p>
            </office:annotation>
            <text:p>179636</text:p>
          </table:table-cell>
          <table:table-cell table:style-name="ce22" table:number-columns-repeated="6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2" office:value-type="float" office:value="3792">
            <text:p>3792</text:p>
          </table:table-cell>
          <table:table-cell table:style-name="ce22" office:value-type="float" office:value="3789">
            <text:p>3789</text:p>
          </table:table-cell>
          <table:table-cell table:style-name="ce22" table:number-columns-repeated="6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number-columns-repeated="2" table:style-name="ce22" office:value-type="float" office:value="455">
            <text:p>455</text:p>
          </table:table-cell>
          <table:table-cell table:style-name="ce22" table:number-columns-repeated="6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36">
            <text:p>436</text:p>
          </table:table-cell>
          <table:table-cell table:style-name="ce22" table:number-columns-repeated="6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MIM </text:p>
          </table:table-cell>
          <table:table-cell table:style-name="ce22" table:number-columns-repeated="8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2" table:formula="of:=SUM([.B2:.B6])" office:value-type="float" office:value="185311">
            <text:p>185311</text:p>
          </table:table-cell>
          <table:table-cell table:style-name="ce22" table:formula="of:=SUM([.C2:.C6])" office:value-type="float" office:value="184316">
            <text:p>184316</text:p>
          </table:table-cell>
          <table:table-cell table:style-name="ce22" table:formula="of:=SUM([.D2:.D6])" office:value-type="float" office:value="0">
            <text:p>0</text:p>
          </table:table-cell>
          <table:table-cell table:style-name="ce22" table:formula="of:=SUM([.E2:.E6])" office:value-type="float" office:value="0">
            <text:p>0</text:p>
          </table:table-cell>
          <table:table-cell table:style-name="ce22" table:formula="of:=SUM([.F2:.F6])" office:value-type="float" office:value="0">
            <text:p>0</text:p>
          </table:table-cell>
          <table:table-cell table:style-name="ce22" table:formula="of:=SUM([.G2:.G6])" office:value-type="float" office:value="0">
            <text:p>0</text:p>
          </table:table-cell>
          <table:table-cell table:style-name="ce22" table:formula="of:=SUM([.H2:.H6])" office:value-type="float" office:value="0">
            <text:p>0</text:p>
          </table:table-cell>
          <table:table-cell table:style-name="ce22" table:formula="of:=SUM([.I2:.I6])" office:value-type="float" office:value="0">
            <text:p>0</text:p>
          </table:table-cell>
          <table:table-cell table:style-name="ce22" table:formula="of:=SUM([.J2:.J6])" office:value-type="float" office:value="0">
            <text:p>0</text:p>
          </table:table-cell>
          <table:table-cell table:style-name="ce22" table:formula="of:=SUM([.K2:.K6])" office:value-type="float" office:value="0">
            <text:p>0</text:p>
          </table:table-cell>
          <table:table-cell table:style-name="ce22" table:formula="of:=SUM([.L2:.L6])" office:value-type="float" office:value="0">
            <text:p>0</text:p>
          </table:table-cell>
          <table:table-cell table:style-name="ce22" table:formula="of:=SUM([.M2:.M6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20" office:value-type="string">
            <text:p>Total cross referenc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7" table:number-columns-repeated="209"/>
          <table:table-cell table:number-columns-repeated="34"/>
          <table:table-cell table:style-name="ce27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3" office:value-type="float" office:value="188620">
            <text:p>188620</text:p>
          </table:table-cell>
          <table:table-cell table:style-name="ce10" office:value-type="float" office:value="187743">
            <office:annotation draw:style-name="gr2" draw:text-style-name="P1" svg:width="2.899cm" svg:height="2.256cm" svg:x="9.147cm" svg:y="2.057cm" draw:caption-point-x="-9.147cm" draw:caption-point-y="-2.057cm">
              <dc:creator>RA</dc:creator>
              <dc:date>2010-02-08T00:00:00</dc:date>
              <text:p text:style-name="P1">Lesser figure due to proposed changes being accepted</text:p>
            </office:annotation>
            <text:p>187743</text:p>
          </table:table-cell>
          <table:table-cell table:style-name="ce10" table:number-columns-repeated="21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3" office:value-type="float" office:value="3797">
            <text:p>3797</text:p>
          </table:table-cell>
          <table:table-cell table:style-name="ce10" office:value-type="float" office:value="3794">
            <text:p>3794</text:p>
          </table:table-cell>
          <table:table-cell table:style-name="ce10" table:number-columns-repeated="21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3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table:number-columns-repeated="9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3" office:value-type="float" office:value="1283">
            <text:p>1283</text:p>
          </table:table-cell>
          <table:table-cell table:style-name="ce10" office:value-type="float" office:value="1289">
            <text:p>1289</text:p>
          </table:table-cell>
          <table:table-cell table:style-name="ce10" table:number-columns-repeated="7"/>
          <table:table-cell table:style-name="ce25"/>
          <table:table-cell table:style-name="ce23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MIM </text:p>
          </table:table-cell>
          <table:table-cell table:style-name="ce2"/>
          <table:table-cell table:style-name="ce10" table:number-columns-repeated="8"/>
          <table:table-cell table:style-name="ce25"/>
          <table:table-cell table:style-name="ce23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" table:formula="of:=SUM([.B9:.B13])" office:value-type="float" office:value="195045">
            <text:p>195045</text:p>
          </table:table-cell>
          <table:table-cell table:style-name="ce2" table:formula="of:=SUM([.C9:.C13])" office:value-type="float" office:value="194171">
            <text:p>194171</text:p>
          </table:table-cell>
          <table:table-cell table:style-name="ce2" table:formula="of:=SUM([.D9:.D13])" office:value-type="float" office:value="0">
            <text:p>0</text:p>
          </table:table-cell>
          <table:table-cell table:style-name="ce2" table:formula="of:=SUM([.E9:.E13])" office:value-type="float" office:value="0">
            <text:p>0</text:p>
          </table:table-cell>
          <table:table-cell table:style-name="ce2" table:formula="of:=SUM([.F9:.F13])" office:value-type="float" office:value="0">
            <text:p>0</text:p>
          </table:table-cell>
          <table:table-cell table:style-name="ce2" table:formula="of:=SUM([.G9:.G13])" office:value-type="float" office:value="0">
            <text:p>0</text:p>
          </table:table-cell>
          <table:table-cell table:style-name="ce2" table:formula="of:=SUM([.H9:.H13])" office:value-type="float" office:value="0">
            <text:p>0</text:p>
          </table:table-cell>
          <table:table-cell table:style-name="ce2" table:formula="of:=SUM([.I9:.I13])" office:value-type="float" office:value="0">
            <text:p>0</text:p>
          </table:table-cell>
          <table:table-cell table:style-name="ce2" table:formula="of:=SUM([.J9:.J13])" office:value-type="float" office:value="0">
            <text:p>0</text:p>
          </table:table-cell>
          <table:table-cell table:style-name="ce2" table:formula="of:=SUM([.K9:.K13])" office:value-type="float" office:value="0">
            <text:p>0</text:p>
          </table:table-cell>
          <table:table-cell table:style-name="ce2" table:formula="of:=SUM([.L9:.L13])" office:value-type="float" office:value="0">
            <text:p>0</text:p>
          </table:table-cell>
          <table:table-cell table:style-name="ce2" table:formula="of:=SUM([.M9:.M13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8" table:end-x="1.695cm" table:end-y="0.399cm" draw:z-index="0" draw:style-name="gr1" svg:width="28.709cm" svg:height="9.701cm" svg:x="1.912cm" svg:y="0.054cm">
              <draw:object draw:notify-on-update-of-ranges="xrefs.B1:xrefs.M1 xrefs.A2:xrefs.A2 xrefs.B2:xrefs.M2 xrefs.A3:xrefs.A3 xrefs.B3:xrefs.M3 xrefs.A4:xrefs.A4 xrefs.B4:xrefs.M4 xrefs.A5:xrefs.A5 xrefs.B5:xrefs.M5 xrefs.A6:xrefs.A6 xrefs.B6:xrefs.M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4"/>
          <table:table-cell table:number-columns-repeated="8"/>
          <table:table-cell table:style-name="ce8"/>
          <table:table-cell table:style-name="ce4" table:number-columns-repeated="2"/>
          <table:table-cell table:number-columns-repeated="2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number-columns-repeated="4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 table:number-rows-repeated="3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8"/>
          <table:table-cell table:style-name="ce4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8"/>
          <table:table-cell table:style-name="ce4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3" table:end-x="1.641cm" table:end-y="0.253cm" draw:z-index="1" draw:style-name="gr1" svg:width="28.682cm" svg:height="10.054cm" svg:x="1.885cm" svg:y="0.406cm">
              <draw:object draw:notify-on-update-of-ranges="xrefs.B8:xrefs.M8 xrefs.A9:xrefs.A9 xrefs.B9:xrefs.M9 xrefs.A10:xrefs.A10 xrefs.B10:xrefs.M10 xrefs.A11:xrefs.A11 xrefs.B11:xrefs.M11 xrefs.A12:xrefs.A12 xrefs.B12:xrefs.M12 xrefs.A13:xrefs.A13 xrefs.B13:xrefs.M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29" office:value-type="float" office:value="56">
            <text:p>Rel. 56</text:p>
          </table:table-cell>
          <table:table-cell table:style-name="ce29" office:value-type="float" office:value="57">
            <text:p>Rel. 57</text:p>
          </table:table-cell>
          <table:table-cell table:style-name="ce29" office:value-type="float" office:value="58">
            <text:p>Rel. 58</text:p>
          </table:table-cell>
          <table:table-cell table:style-name="ce29" office:value-type="float" office:value="59">
            <text:p>Rel. 59</text:p>
          </table:table-cell>
          <table:table-cell table:style-name="ce29" office:value-type="float" office:value="60">
            <text:p>Rel. 60</text:p>
          </table:table-cell>
          <table:table-cell table:style-name="ce29" office:value-type="float" office:value="61">
            <text:p>Rel. 61</text:p>
          </table:table-cell>
          <table:table-cell table:style-name="ce29" office:value-type="float" office:value="62">
            <text:p>Rel. 62</text:p>
          </table:table-cell>
          <table:table-cell table:style-name="ce29" office:value-type="float" office:value="63">
            <text:p>Rel. 63</text:p>
          </table:table-cell>
          <table:table-cell table:style-name="ce29" office:value-type="float" office:value="64">
            <text:p>Rel. 64</text:p>
          </table:table-cell>
          <table:table-cell table:style-name="ce29" office:value-type="float" office:value="65">
            <text:p>Rel. 65</text:p>
          </table:table-cell>
          <table:table-cell table:style-name="ce29" office:value-type="float" office:value="66">
            <text:p>Rel. 66</text:p>
          </table:table-cell>
          <table:table-cell table:style-name="ce29" office:value-type="float" office:value="67">
            <text:p>Rel. 67</text:p>
          </table:table-cell>
          <table:table-cell table:style-name="ce30" table:number-columns-repeated="11"/>
          <table:table-cell table:style-name="ce5" table:number-columns-repeated="1000"/>
        </table:table-row>
        <table:table-row table:style-name="ro3">
          <table:table-cell table:style-name="ce10"/>
          <table:table-cell table:style-name="ce2" office:value-type="float" office:value="19493">
            <text:p>19493</text:p>
          </table:table-cell>
          <table:table-cell table:style-name="ce2" office:value-type="float" office:value="19771">
            <text:p>19771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0.307cm" svg:x="1.764cm" svg:y="0.118cm">
              <draw:object draw:notify-on-update-of-ranges="Synonyms.B1:Synonyms.M1 Synonyms.B2:Synonyms.M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8/02/2010</text:date>, <text:time>15:3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Alcántara</meta:initial-creator>
    <meta:creation-date>2006-10-25T11:41:59</meta:creation-date>
    <dc:creator>Rafael Alcántara</dc:creator>
    <dc:date>2010-02-08T15:31:13</dc:date>
    <meta:print-date>1601-01-02T00:00:00</meta:print-date>
    <meta:editing-cycles>87</meta:editing-cycles>
    <meta:editing-duration>PT18H04M14S</meta:editing-duration>
    <meta:generator>OpenOffice.org/3.0$Unix OpenOffice.org_project/300m15$Build-9379</meta:generator>
    <meta:document-statistic meta:table-count="4" meta:cell-count="184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11.467342376709pt" fo:font-style="normal" fo:text-shadow="none" style:text-underline-style="none" fo:font-weight="normal" style:font-size-asian="11.467342376709pt" style:font-style-asian="normal" style:font-weight-asian="normal" style:font-family-complex="'Bitstream Vera Sans'" style:font-size-complex="11.467342376709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9.87879180908203pt" fo:font-style="normal" fo:text-shadow="none" style:text-underline-style="none" fo:font-weight="normal" style:font-size-asian="9.87879180908203pt" style:font-style-asian="normal" style:font-weight-asian="normal" style:font-family-complex="'Bitstream Vera Sans'" style:font-size-complex="9.87879180908203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2323dc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solid" svg:stroke-width="0cm" svg:stroke-color="#000000" svg:stroke-opacity="100%" draw:fill="solid" draw:fill-color="#0093d9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00ae00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3deb3d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000000" svg:stroke-opacity="100%" draw:fill="solid" draw:fill-color="#ff9966" draw:opacity="100%" dr3d:edge-rounding="0%"/>
      <style:text-properties fo:font-size="6pt" style:font-size-asian="6pt" style:font-size-complex="6pt"/>
    </style:style>
    <style:style style:name="ch14" style:family="chart">
      <style:graphic-properties draw:stroke="solid" svg:stroke-width="0cm" svg:stroke-color="#000000" svg:stroke-opacity="100%" draw:fill="solid" draw:fill-color="#ffcc99" draw:opacity="100%" dr3d:edge-rounding="0%"/>
      <style:text-properties fo:font-size="6pt" style:font-size-asian="6pt" style:font-size-complex="6pt"/>
    </style:style>
    <style:style style:name="ch15" style:family="chart">
      <style:graphic-properties draw:stroke="none" svg:stroke-width="0.035cm" svg:stroke-color="#000000" svg:stroke-opacity="100%" draw:fill="none" draw:fill-color="#000000" draw:opacity="100%"/>
    </style:style>
    <style:style style:name="ch16" style:family="chart">
      <style:graphic-properties draw:fill-color="#d9d9d9"/>
    </style:style>
  </office:automatic-styles>
  <office:body>
    <office:chart>
      <chart:chart svg:width="31.947cm" svg:height="13.457cm" chart:class="chart:bar" chart:style-name="ch1">
        <chart:legend chart:legend-position="end" svg:x="25.37cm" svg:y="4.932cm" chart:style-name="ch2"/>
        <chart:plot-area chart:style-name="ch3" table:cell-range-address="'Enzyme entries'.C1:'Enzyme entries'.O7" chart:data-source-has-labels="both" svg:x="1.075cm" svg:y="0.269cm" svg:width="23.658cm" svg:height="12.649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41cm" svg:y="8.117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O2" chart:label-cell-address="'Enzyme entries'.C2:'Enzyme entries'.C2" chart:class="chart:bar">
            <chart:data-point chart:style-name="ch9"/>
            <chart:data-point chart:repeated="11"/>
          </chart:series>
          <chart:series chart:style-name="ch10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1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2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3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4" chart:values-cell-range-address="'Enzyme entries'.D7:'Enzyme entries'.O7" chart:label-cell-address="'Enzyme entries'.C7:'Enzyme entries'.C7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55">
                <text:p text:id="'Enzyme entries'.D2:'Enzyme entries'.O2">4155</text:p>
              </table:table-cell>
              <table:table-cell office:value-type="float" office:value="4206">
                <text:p>4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62">
                <text:p text:id="'Enzyme entries'.D3:'Enzyme entries'.O3">1062</text:p>
              </table:table-cell>
              <table:table-cell office:value-type="float" office:value="1066">
                <text:p>10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OPOSED  new entries</text:p>
              </table:table-cell>
              <table:table-cell office:value-type="float" office:value="52">
                <text:p text:id="'Enzyme entries'.D4:'Enzyme entries'.O4">52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OPOSED  changes</text:p>
              </table:table-cell>
              <table:table-cell office:value-type="float" office:value="4">
                <text:p text:id="'Enzyme entries'.D5:'Enzyme entries'.O5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SUGGESTED  new entries</text:p>
              </table:table-cell>
              <table:table-cell office:value-type="float" office:value="1.#NAN">
                <text:p text:id="'Enzyme entries'.D6:'Enzyme entries'.O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SUGGESTED  changes</text:p>
              </table:table-cell>
              <table:table-cell office:value-type="float" office:value="1.#NAN">
                <text:p text:id="'Enzyme entries'.D7:'Enzyme entries'.O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9.25pt" fo:font-style="normal" fo:text-shadow="none" style:text-underline-style="none" fo:font-weight="normal" style:font-size-asian="9.25pt" style:font-style-asian="normal" style:font-weight-asian="normal" style:font-family-complex="'Bitstream Vera Sans'" style:font-size-complex="9.25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7.80000019073486pt" fo:font-style="normal" fo:text-shadow="none" style:text-underline-style="none" fo:font-weight="normal" style:font-size-asian="7.80000019073486pt" style:font-style-asian="normal" style:font-weight-asian="normal" style:font-family-complex="'Bitstream Vera Sans'" style:font-size-complex="7.80000019073486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9.64999961853027pt" fo:font-style="normal" fo:text-shadow="none" style:text-underline-style="none" fo:font-weight="normal" style:font-size-asian="9.64999961853027pt" style:font-style-asian="normal" style:font-weight-asian="normal" style:font-family-complex="'Bitstream Vera Sans'" style:font-size-complex="9.64999961853027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none" svg:stroke-width="0.035cm" svg:stroke-color="#000000" svg:stroke-opacity="100%" draw:fill="none" draw:fill-color="#000000" draw:opacity="100%"/>
    </style:style>
    <style:style style:name="ch11" style:family="chart">
      <style:graphic-properties draw:fill-color="#d9d9d9"/>
    </style:style>
  </office:automatic-styles>
  <office:body>
    <office:chart>
      <chart:chart svg:width="30.756cm" svg:height="10.955cm" chart:class="chart:bar" chart:style-name="ch1">
        <chart:legend chart:legend-position="end" svg:x="25.367cm" svg:y="4.933cm" chart:style-name="ch2"/>
        <chart:plot-area chart:style-name="ch3" table:cell-range-address="'Enzyme entries'.D1:'Enzyme entries'.O1 'Enzyme entries'.C9:'Enzyme entries'.O10" chart:data-source-has-labels="both" svg:x="1.029cm" svg:y="0.219cm" svg:width="23.724cm" svg:height="10.298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18cm" svg:y="6.901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9:'Enzyme entries'.O9" chart:label-cell-address="'Enzyme entries'.C9:'Enzyme entries'.C9" chart:class="chart:bar">
            <chart:data-point chart:repeated="12"/>
          </chart:series>
          <chart:series chart:style-name="ch9" chart:values-cell-range-address="'Enzyme entries'.D10:'Enzyme entries'.O10" chart:label-cell-address="'Enzyme entries'.C10:'Enzyme entries'.C10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9:'Enzyme entries'.C9">APPROVED (enzyme.dat)</text:p>
              </table:table-cell>
              <table:table-cell office:value-type="float" office:value="4905">
                <text:p text:id="'Enzyme entries'.D9:'Enzyme entries'.O9">4905</text:p>
              </table:table-cell>
              <table:table-cell office:value-type="float" office:value="4959">
                <text:p>49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0:'Enzyme entries'.C10">PROPOSED (enzyme.dat)</text:p>
              </table:table-cell>
              <table:table-cell office:value-type="float" office:value="56">
                <text:p text:id="'Enzyme entries'.D10:'Enzyme entries'.O10">56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10.6999998092651pt" fo:font-style="normal" fo:text-shadow="none" style:text-underline-style="none" fo:font-weight="normal" style:font-size-asian="10.6999998092651pt" style:font-style-asian="normal" style:font-weight-asian="normal" style:font-family-complex="'Bitstream Vera Sans'" style:font-size-complex="10.6999998092651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4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5" style:family="chart">
      <style:graphic-properties draw:stroke="solid" svg:stroke-width="0cm" svg:stroke-color="#000000" svg:stroke-opacity="100%" draw:fill="solid" draw:fill-color="#ff8080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cm" svg:stroke-color="#000000" svg:stroke-opacity="100%" draw:fill="solid" draw:fill-color="#0066cc" draw:opacity="100%" dr3d:edge-rounding="0%"/>
      <style:text-properties fo:font-size="6pt" style:font-size-asian="6pt" style:font-size-complex="6pt"/>
    </style:style>
    <style:style style:name="ch17" style:family="chart">
      <style:graphic-properties draw:stroke="solid" svg:stroke-width="0cm" svg:stroke-color="#000000" svg:stroke-opacity="100%" draw:fill="solid" draw:fill-color="#ccccff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cm" svg:stroke-color="#000000" svg:stroke-opacity="100%" draw:fill="solid" draw:fill-color="#000080" draw:opacity="100%" dr3d:edge-rounding="0%"/>
      <style:text-properties fo:font-size="6pt" style:font-size-asian="6pt" style:font-size-complex="6pt"/>
    </style:style>
    <style:style style:name="ch19" style:family="chart">
      <style:graphic-properties draw:stroke="none" svg:stroke-width="0.035cm" svg:stroke-color="#000000" svg:stroke-opacity="100%" draw:fill="none" draw:fill-color="#000000" draw:opacity="100%"/>
    </style:style>
    <style:style style:name="ch20" style:family="chart">
      <style:graphic-properties draw:fill-color="#d9d9d9"/>
    </style:style>
  </office:automatic-styles>
  <office:body>
    <office:chart>
      <chart:chart svg:width="30.476cm" svg:height="12.663cm" chart:class="chart:bar" chart:row-mapping="0 1 1 4 1 1 2 3" chart:style-name="ch1">
        <chart:legend chart:legend-position="end" svg:x="27.305cm" svg:y="3.959cm" chart:style-name="ch2"/>
        <chart:plot-area chart:style-name="ch3" table:cell-range-address="links.B1:links.M5 links.A2:links.M6 links.A8:links.M8 links.A1:links.A1" chart:data-source-has-labels="both" svg:x="1.017cm" svg:y="0.252cm" svg:width="25.68cm" svg:height="11.852cm">
          <chart:axis chart:dimension="x" chart:name="primary-x" chart:style-name="ch4">
            <chart:title svg:x="12.782cm" svg:y="11.762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2cm" svg:y="7.202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M2" chart:label-cell-address="links.A2:links.A2" chart:class="chart:bar">
            <chart:data-point chart:style-name="ch10"/>
            <chart:data-point chart:repeated="11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3:links.M3" chart:label-cell-address="links.A3:links.A3" chart:class="chart:bar">
            <chart:data-point chart:repeated="12"/>
          </chart:series>
          <chart:series chart:style-name="ch13" chart:values-cell-range-address="links.B6:links.M6" chart:label-cell-address="links.A6:links.A6" chart:class="chart:bar">
            <chart:data-point chart:repeated="12"/>
          </chart:series>
          <chart:series chart:style-name="ch14" chart:values-cell-range-address="links.B3:links.M3" chart:label-cell-address="links.A3:links.A3" chart:class="chart:bar">
            <chart:data-point chart:repeated="12"/>
          </chart:series>
          <chart:series chart:style-name="ch15" chart:values-cell-range-address="links.B3:links.M3" chart:label-cell-address="links.A3:links.A3" chart:class="chart:bar">
            <chart:data-point chart:repeated="12"/>
          </chart:series>
          <chart:series chart:style-name="ch16" chart:values-cell-range-address="links.B4:links.M4" chart:label-cell-address="links.A4:links.A4" chart:class="chart:bar">
            <chart:data-point chart:repeated="12"/>
          </chart:series>
          <chart:series chart:style-name="ch17" chart:values-cell-range-address="links.B5:links.M5" chart:label-cell-address="links.A5:links.A5" chart:class="chart:bar">
            <chart:data-point chart:repeated="12"/>
          </chart:series>
          <chart:series chart:style-name="ch18" chart:values-cell-range-address="links.B8:links.M8" chart:label-cell-address="links.A8:links.A8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5">
                <text:p text:id="links.B2:links.M2">3395</text:p>
              </table:table-cell>
              <table:table-cell office:value-type="float" office:value="3396">
                <text:p>33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9">
                <text:p text:id="links.B6:links.M6"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M4"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M5"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8.30000019073486pt" fo:font-style="normal" fo:text-shadow="none" style:text-underline-style="none" fo:font-weight="normal" style:font-size-asian="8.30000019073486pt" style:font-style-asian="normal" style:font-weight-asian="normal" style:font-family-complex="'Bitstream Vera Sans'" style:font-size-complex="8.30000019073486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2.5pt" fo:font-style="normal" fo:text-shadow="none" style:text-underline-style="none" fo:font-weight="normal" style:font-size-asian="12.5pt" style:font-style-asian="normal" style:font-weight-asian="normal" style:font-family-complex="'Bitstream Vera Sans'" style:font-size-complex="12.5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3" style:family="chart">
      <style:graphic-properties draw:stroke="none" svg:stroke-width="0.035cm" svg:stroke-color="#000000" svg:stroke-opacity="100%" draw:fill="none" draw:fill-color="#000000" draw:opacity="100%"/>
    </style:style>
    <style:style style:name="ch14" style:family="chart">
      <style:graphic-properties draw:fill-color="#d9d9d9"/>
    </style:style>
  </office:automatic-styles>
  <office:body>
    <office:chart>
      <chart:chart svg:width="28.71cm" svg:height="9.702cm" chart:class="chart:bar" chart:style-name="ch1">
        <chart:legend chart:legend-position="end" svg:x="25.61cm" svg:y="3.746cm" chart:style-name="ch2"/>
        <chart:plot-area chart:style-name="ch3" table:cell-range-address="xrefs.A1:xrefs.M6" chart:data-source-has-labels="both" svg:x="0.947cm" svg:y="0.194cm" svg:width="24.09cm" svg:height="9.12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77cm" svg:y="7.372cm" chart:style-name="ch6">
              <text:p>Unique external entries</text:p>
            </chart:title>
            <chart:grid chart:style-name="ch7" chart:class="major"/>
          </chart:axis>
          <chart:series chart:style-name="ch8" chart:values-cell-range-address="xrefs.B2:xrefs.M2" chart:label-cell-address="xrefs.A2:xrefs.A2" chart:class="chart:bar">
            <chart:data-point chart:repeated="12"/>
          </chart:series>
          <chart:series chart:style-name="ch9" chart:values-cell-range-address="xrefs.B3:xrefs.M3" chart:label-cell-address="xrefs.A3:xrefs.A3" chart:class="chart:bar">
            <chart:data-point chart:repeated="12"/>
          </chart:series>
          <chart:series chart:style-name="ch10" chart:values-cell-range-address="xrefs.B4:xrefs.M4" chart:label-cell-address="xrefs.A4:xrefs.A4" chart:class="chart:bar">
            <chart:data-point chart:repeated="12"/>
          </chart:series>
          <chart:series chart:style-name="ch11" chart:values-cell-range-address="xrefs.B5:xrefs.M5" chart:label-cell-address="xrefs.A5:xrefs.A5" chart:class="chart:bar">
            <chart:data-point chart:repeated="12"/>
          </chart:series>
          <chart:series chart:style-name="ch12" chart:values-cell-range-address="xrefs.B6:xrefs.M6" chart:label-cell-address="xrefs.A6:xrefs.A6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0632">
                <text:p text:id="xrefs.B2:xrefs.M2">180632</text:p>
              </table:table-cell>
              <table:table-cell office:value-type="float" office:value="179636">
                <text:p>179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92">
                <text:p text:id="xrefs.B3:xrefs.M3">3792</text:p>
              </table:table-cell>
              <table:table-cell office:value-type="float" office:value="3789">
                <text:p>37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5">
                <text:p text:id="xrefs.B4:xrefs.M4">455</text:p>
              </table:table-cell>
              <table:table-cell office:value-type="float" office:value="455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32">
                <text:p text:id="xrefs.B5:xrefs.M5">432</text:p>
              </table:table-cell>
              <table:table-cell office:value-type="float" office:value="436">
                <text:p>4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6:xrefs.A6">MIM </text:p>
              </table:table-cell>
              <table:table-cell office:value-type="float" office:value="1.#NAN">
                <text:p text:id="xrefs.B6:xrefs.M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8.5pt" fo:font-style="normal" fo:text-shadow="none" style:text-underline-style="none" fo:font-weight="normal" style:font-size-asian="8.5pt" style:font-style-asian="normal" style:font-weight-asian="normal" style:font-family-complex="'Bitstream Vera Sans'" style:font-size-complex="8.5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2.8999996185303pt" fo:font-style="normal" fo:text-shadow="none" style:text-underline-style="none" fo:font-weight="normal" style:font-size-asian="12.8999996185303pt" style:font-style-asian="normal" style:font-weight-asian="normal" style:font-family-complex="'Bitstream Vera Sans'" style:font-size-complex="12.8999996185303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3" style:family="chart">
      <style:graphic-properties draw:stroke="none" svg:stroke-width="0.035cm" svg:stroke-color="#000000" svg:stroke-opacity="100%" draw:fill="none" draw:fill-color="#000000" draw:opacity="100%"/>
    </style:style>
    <style:style style:name="ch14" style:family="chart">
      <style:graphic-properties draw:fill-color="#d9d9d9"/>
    </style:style>
  </office:automatic-styles>
  <office:body>
    <office:chart>
      <chart:chart svg:width="28.683cm" svg:height="10.055cm" chart:class="chart:bar" chart:style-name="ch1">
        <chart:legend chart:legend-position="end" svg:x="25.57cm" svg:y="3.918cm" chart:style-name="ch2"/>
        <chart:plot-area chart:style-name="ch3" table:cell-range-address="xrefs.A8:xrefs.M13" chart:data-source-has-labels="both" svg:x="0.945cm" svg:y="0.201cm" svg:width="24.053cm" svg:height="9.452cm">
          <chart:axis chart:dimension="x" chart:name="primary-x" chart:style-name="ch4">
            <chart:categories table:cell-range-address="xrefs.B8:xrefs.M8"/>
          </chart:axis>
          <chart:axis chart:dimension="y" chart:name="primary-y" chart:style-name="ch5">
            <chart:title svg:x="0.576cm" svg:y="7.309cm" chart:style-name="ch6">
              <text:p>Total cross references</text:p>
            </chart:title>
            <chart:grid chart:style-name="ch7" chart:class="major"/>
          </chart:axis>
          <chart:series chart:style-name="ch8" chart:values-cell-range-address="xrefs.B9:xrefs.M9" chart:label-cell-address="xrefs.A9:xrefs.A9" chart:class="chart:bar">
            <chart:data-point chart:repeated="12"/>
          </chart:series>
          <chart:series chart:style-name="ch9" chart:values-cell-range-address="xrefs.B10:xrefs.M10" chart:label-cell-address="xrefs.A10:xrefs.A10" chart:class="chart:bar">
            <chart:data-point chart:repeated="12"/>
          </chart:series>
          <chart:series chart:style-name="ch10" chart:values-cell-range-address="xrefs.B11:xrefs.M11" chart:label-cell-address="xrefs.A11:xrefs.A11" chart:class="chart:bar">
            <chart:data-point chart:repeated="12"/>
          </chart:series>
          <chart:series chart:style-name="ch11" chart:values-cell-range-address="xrefs.B12:xrefs.M12" chart:label-cell-address="xrefs.A12:xrefs.A12" chart:class="chart:bar">
            <chart:data-point chart:repeated="12"/>
          </chart:series>
          <chart:series chart:style-name="ch12" chart:values-cell-range-address="xrefs.B13:xrefs.M13" chart:label-cell-address="xrefs.A13:xrefs.A13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8:xrefs.M8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9:xrefs.A9">SWISSPROT </text:p>
              </table:table-cell>
              <table:table-cell office:value-type="float" office:value="188620">
                <text:p text:id="xrefs.B9:xrefs.M9">188620</text:p>
              </table:table-cell>
              <table:table-cell office:value-type="float" office:value="187743">
                <text:p>1877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GO </text:p>
              </table:table-cell>
              <table:table-cell office:value-type="float" office:value="3797">
                <text:p text:id="xrefs.B10:xrefs.M10">3797</text:p>
              </table:table-cell>
              <table:table-cell office:value-type="float" office:value="3794">
                <text:p>37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PROSITE </text:p>
              </table:table-cell>
              <table:table-cell office:value-type="float" office:value="1345">
                <text:p text:id="xrefs.B11:xrefs.M11">1345</text:p>
              </table:table-cell>
              <table:table-cell office:value-type="float" office:value="1345">
                <text:p>1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2:xrefs.A12">DIAGRAM </text:p>
              </table:table-cell>
              <table:table-cell office:value-type="float" office:value="1283">
                <text:p text:id="xrefs.B12:xrefs.M12">1283</text:p>
              </table:table-cell>
              <table:table-cell office:value-type="float" office:value="1289">
                <text:p>1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3:xrefs.A13">MIM </text:p>
              </table:table-cell>
              <table:table-cell office:value-type="float" office:value="1.#NAN">
                <text:p text:id="xrefs.B13:xrefs.M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4" style:family="chart">
      <style:chart-properties style:rotation-angle="0" style:direction="ltr"/>
      <style:text-properties fo:color="#000000" style:text-outline="false" style:text-line-through-style="none" style:text-position="0% 58%" fo:font-family="'Bitstream Vera Sans'" fo:font-size="13.1987190246582pt" fo:font-style="normal" fo:text-shadow="none" style:text-underline-style="none" fo:font-weight="normal" style:font-size-asian="13.1987190246582pt" style:font-style-asian="normal" style:font-weight-asian="normal" style:font-family-complex="'Bitstream Vera Sans'" style:font-size-complex="13.1987190246582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000" chart:origin="170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3.1987190246582pt" fo:font-style="normal" fo:text-shadow="none" style:text-underline-style="none" fo:font-weight="normal" style:font-size-asian="13.1987190246582pt" style:font-style-asian="normal" style:font-weight-asian="normal" style:font-family-complex="'Bitstream Vera Sans'" style:font-size-complex="13.1987190246582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05cm" svg:stroke-color="#9999ff" svg:stroke-opacity="100%" draw:fill-color="#9999ff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 draw:opacity="100%"/>
    </style:style>
    <style:style style:name="ch11" style:family="chart">
      <style:graphic-properties draw:fill-color="#d9d9d9"/>
    </style:style>
  </office:automatic-styles>
  <office:body>
    <office:chart>
      <chart:chart svg:width="28.633cm" svg:height="10.308cm" chart:class="chart:line" chart:style-name="ch1">
        <chart:plot-area chart:style-name="ch2" table:cell-range-address="Synonyms.B1:Synonyms.M2" chart:data-source-has-labels="row" svg:x="0.943cm" svg:y="0.205cm" svg:width="27.118cm" svg:height="9.891cm">
          <chart:axis chart:dimension="x" chart:name="primary-x" chart:style-name="ch3">
            <chart:title svg:x="12.978cm" svg:y="9.54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3cm" svg:y="7.273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M2" chart:class="chart:line"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493">
                <text:p text:id="Synonyms.B2:Synonyms.M2">19493</text:p>
              </table:table-cell>
              <table:table-cell office:value-type="float" office:value="19771">
                <text:p>197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